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7">
        <text:h text:style-name="Heading_20_3" text:outline-level="3">Inside a Tab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5:12.323000000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1.1.3$Windows_X86_64 LibreOffice_project/89f508ef3ecebd2cfb8e1def0f0ba9a803b88a6d</meta:generator>
  </office:meta>
</office:document-meta>
</file>